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545cm" fo:min-width="6.3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6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cccccc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2.794cm" svg:x="3.794cm" svg:y="7cm">
          <text:p text:style-name="P1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9.1cm" svg:y="7cm">
          <text:p text:style-name="P1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14.4cm" svg:y="7.001cm">
          <text:p text:style-name="P1">Tes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19.7cm" svg:y="7cm">
          <text:p text:style-name="P1">Tes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3:27:29.339691712</meta:creation-date>
    <dc:date>2021-03-22T20:58:08.012044442</dc:date>
    <meta:editing-duration>PT6H9M45S</meta:editing-duration>
    <meta:editing-cycles>2</meta:editing-cycles>
    <meta:generator>LibreOffice/6.4.6.2$Linux_X86_64 LibreOffice_project/40$Build-2</meta:generator>
    <meta:document-statistic meta:object-count="4"/>
  </office:meta>
</office:document-meta>
</file>